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P3" style:family="paragraph">
      <style:text-properties style:use-window-font-color="true" fo:font-size="18pt"/>
    </style:style>
    <style:style style:name="P4" style:family="paragraph">
      <style:text-properties fo:font-size="18pt"/>
    </style:style>
    <style:style style:name="T1" style:family="text">
      <style:text-properties style:use-window-font-color="true" fo:font-size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0.127cm" svg:y="2.12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path draw:style-name="gr2" draw:text-style-name="P1" draw:layer="layout" svg:width="17.047cm" svg:height="2.615cm" svg:x="1.397cm" svg:y="0.127cm" svg:viewBox="0 0 17048 2616" svg:d="m0 2616c0 0 10212-504 15270-1600 1270-454 1778-1016 1778-1016">
            <text:p/>
          </draw:path>
          <draw:custom-shape draw:style-name="gr3" draw:text-style-name="P1" draw:layer="layout" svg:width="1.27cm" svg:height="1.27cm" draw:transform="rotate (0.349065850398866) translate (16.05cm 0.688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27cm" svg:height="1.27cm" draw:transform="rotate (0.122173047639603) translate (12.854cm 1.112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27cm" svg:height="1.27cm" draw:transform="rotate (0.0872664625997165) translate (9.875cm 1.388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27cm" svg:height="1.27cm" draw:transform="rotate (0.0872664625997165) translate (6.674cm 1.688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27cm" svg:height="1.27cm" svg:x="3.327cm" svg:y="1.92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.397cm" svg:y1="2.743cm" svg:x2="20.985cm" svg:y2="2.743cm">
            <text:p/>
          </draw:line>
          <draw:custom-shape draw:style-name="gr5" draw:text-style-name="P1" draw:layer="layout" svg:width="1.27cm" svg:height="1.27cm" svg:x="15.727cm" svg:y="2.12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7cm" svg:height="1.27cm" svg:x="12.609cm" svg:y="2.12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7cm" svg:height="1.27cm" svg:x="9.489cm" svg:y="2.12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7cm" svg:height="1.27cm" svg:x="6.368cm" svg:y="2.12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1.27cm" svg:height="1.27cm" svg:x="3.248cm" svg:y="2.12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3" draw:layer="layout" svg:width="3.2cm" svg:height="1.038cm" svg:x="17.277cm" svg:y="0.689cm">
          <draw:text-box>
            <text:p text:style-name="P2"><text:span text:style-name="T1">(x', y', θ')</text:span></text:p>
          </draw:text-box>
        </draw:frame>
        <draw:frame draw:style-name="gr6" draw:text-style-name="P4" draw:layer="layout" svg:width="3.2cm" svg:height="1.038cm" svg:x="16.877cm" svg:y="2.589cm">
          <draw:text-box>
            <text:p><text:span text:style-name="T2">(x, y, θ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107cm" fo:page-height="3.7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7T20:35:14.383960098</meta:creation-date>
    <dc:date>2014-07-27T20:39:13.638989023</dc:date>
    <meta:editing-duration>P0D</meta:editing-duration>
    <meta:editing-cycles>1</meta:editing-cycles>
    <meta:document-statistic meta:object-count="17"/>
    <meta:generator>LibreOffice/4.1.3.2$Linux_X86_64 LibreOffice_project/410m0$Build-2</meta:generator>
  </office:meta>
</office:document-meta>
</file>